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1C58DDE442E370F42A.png" manifest:media-type="image/png"/>
  <manifest:file-entry manifest:full-path="Pictures/100000010000031100000112D0CEC98FCD5A50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P2" style:family="paragraph" style:parent-style-name="Standard">
      <style:text-properties officeooo:rsid="00299a37" officeooo:paragraph-rsid="006f4f2b"/>
    </style:style>
    <style:style style:name="P3" style:family="paragraph" style:parent-style-name="Standard">
      <style:text-properties officeooo:rsid="00299a37" officeooo:paragraph-rsid="006f4f2b"/>
    </style:style>
    <style:style style:name="T1" style:family="text">
      <style:text-properties officeooo:rsid="00b07c9d"/>
    </style:style>
    <style:style style:name="T2" style:family="text">
      <style:text-properties officeooo:rsid="00a5ee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2" text:anchor-type="char" svg:width="19.001cm" svg:height="6.63cm" draw:z-index="1"><draw:image xlink:href="Pictures/100000010000031100000112D0CEC98FCD5A502B.png" xlink:type="simple" xlink:show="embed" xlink:actuate="onLoad" draw:mime-type="image/png"/></draw:frame></text:p>
      <text:p text:style-name="P2"/>
      <text:p text:style-name="P2"/>
      <text:p text:style-name="P2"><draw:frame draw:style-name="fr2" draw:name="Image1" text:anchor-type="char" svg:width="18cm" svg:height="6.916cm" draw:z-index="0"><draw:image xlink:href="Pictures/10000001000002E30000011C58DDE442E370F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MT1" style:family="text">
      <style:text-properties officeooo:rsid="00b07c9d"/>
    </style:style>
    <style:style style:name="MT2" style:family="text">
      <style:text-properties officeooo:rsid="00a5ee7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ANALYSE DE L’INFORMATION CHIFFRÉE <text:tab/></text:span><text:span text:style-name="MT2">Page :</text:span><text:span text:style-name="MT2"><text:page-number text:select-page="current">1</text:page-number></text:span><text:span text:style-name="MT2"> sur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6T18:35:43.116812414</dc:date>
    <meta:editing-duration>PT10H27M25S</meta:editing-duration>
    <meta:editing-cycles>139</meta:editing-cycles>
    <meta:document-statistic meta:table-count="0" meta:image-count="2" meta:object-count="0" meta:page-count="1" meta:paragraph-count="1" meta:word-count="8" meta:character-count="49" meta:non-whitespace-character-count="40"/>
  </office:meta>
</office:document-meta>
</file>